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sidy</text:p>
      <text:p text:style-name="P2">Weir/Barlow</text:p>
      <text:p text:style-name="Preformatted_20_Text">Intro:</text:p>
      <text:p text:style-name="P1"><text:s text:c="5"/>E <text:s text:c="10"/>D <text:s text:c="2"/>A <text:s text:c="5"/>E <text:s text:c="10"/>D <text:s text:c="2"/>A <text:s text:c="5"/>E <text:s text:c="8"/>G <text:s/>A <text:s text:c="4"/>E <text:s text:c="9"/>G <text:s/>A</text:p>
      <text:p text:style-name="P1">e--------------------------------------------------------------------------------------- </text:p>
      <text:p text:style-name="P1">B---------------------------------------------------9---9-7---8--10----9---9-7----8--10- </text:p>
      <text:p text:style-name="P1">G----9---9-7-6---7-6--------9---9-7-6---7-6-----------------9------------------9--------</text:p>
      <text:p text:style-name="P1">D--2^----------9-----9-7--6-----------9-----9-7--6--------------------------------------</text:p>
      <text:p text:style-name="P1">A--------------------------------------------------------------------------------------- </text:p>
      <text:p text:style-name="Preformatted_20_Text"><text:span text:style-name="T1">E---------------------------------------------------------------------------------------</text:span> </text:p>
      <text:p text:style-name="Preformatted_20_Text"/>
      <text:p text:style-name="Preformatted_20_Text">E <text:s text:c="42"/>A</text:p>
      <text:p text:style-name="Preformatted_20_Text">I have seen where the wolf has slept by the silver stream.</text:p>
      <text:p text:style-name="Preformatted_20_Text">E <text:s text:c="38"/>A</text:p>
      <text:p text:style-name="Preformatted_20_Text">I can tell by the mark he left you were in his dream.</text:p>
      <text:p text:style-name="Preformatted_20_Text">Em7 <text:s text:c="18"/>Am <text:s text:c="4"/>Em7 <text:s text:c="18"/>Am</text:p>
      <text:p text:style-name="Preformatted_20_Text">Ah child of countless trees, ah child of boundless seas.</text:p>
      <text:p text:style-name="Preformatted_20_Text">F#m <text:s text:c="31"/>A</text:p>
      <text:p text:style-name="Preformatted_20_Text">What you are, what you're meant to be</text:p>
      <text:p text:style-name="Preformatted_20_Text">F#m <text:s text:c="36"/>A</text:p>
      <text:p text:style-name="Preformatted_20_Text">Speaks his name though you were born to me,</text:p>
      <text:p text:style-name="Preformatted_20_Text"><text:s text:c="17"/>E</text:p>
      <text:p text:style-name="Preformatted_20_Text">Born to me, Cassidy.</text:p>
      <text:p text:style-name="Preformatted_20_Text"/>
      <text:p text:style-name="Preformatted_20_Text">Lost now on the country miles in his Cadillac.</text:p>
      <text:p text:style-name="Preformatted_20_Text">I can tell by the way you smile he's rolling back.</text:p>
      <text:p text:style-name="Preformatted_20_Text">Come wash the nighttime clean, come grow the scorched ground green.</text:p>
      <text:p text:style-name="Preformatted_20_Text">Blow the horn, tap the tambourine.</text:p>
      <text:p text:style-name="Preformatted_20_Text">Close the gap of the dark years in between.</text:p>
      <text:p text:style-name="Preformatted_20_Text">You and me, Cassidy.</text:p>
      <text:p text:style-name="Preformatted_20_Text"/>
      <text:p text:style-name="Preformatted_20_Text">A <text:s text:c="16"/>E <text:s text:c="9"/>A <text:s text:c="17"/>E</text:p>
      <text:p text:style-name="Preformatted_20_Text">Quick beats in an icy heart, catch-colt draws a coffin cart,</text:p>
      <text:p text:style-name="Preformatted_20_Text">A <text:s text:c="20"/>E <text:s text:c="24"/>B</text:p>
      <text:p text:style-name="Preformatted_20_Text">There he goes and now here she starts, hear her cry.</text:p>
      <text:p text:style-name="Preformatted_20_Text"/>
      <text:p text:style-name="Preformatted_20_Text">Bridge</text:p>
      <text:p text:style-name="Preformatted_20_Text">e--------------------------- </text:p>
      <text:p text:style-name="Preformatted_20_Text">B---9^11--14--13p11--9--11-- </text:p>
      <text:p text:style-name="Preformatted_20_Text">G--------------------------- </text:p>
      <text:p text:style-name="Preformatted_20_Text">D--------------------------- </text:p>
      <text:p text:style-name="Preformatted_20_Text">A--------------------------- </text:p>
      <text:p text:style-name="Preformatted_20_Text">E--------------------------- </text:p>
      <text:p text:style-name="Preformatted_20_Text"/>
      <text:p text:style-name="Preformatted_20_Text">F#m <text:s/>E <text:s text:c="10"/>B</text:p>
      <text:p text:style-name="Preformatted_20_Text">(Doo-doo-doo-do) Flight of the seabirds,</text:p>
      <text:p text:style-name="Preformatted_20_Text">F#m <text:s text:c="4"/>E <text:s text:c="10"/>B</text:p>
      <text:p text:style-name="Preformatted_20_Text">(Doo-do-doo-doo-do) Scattered like lost words,</text:p>
      <text:p text:style-name="Preformatted_20_Text">F#m <text:s/>E <text:s text:c="10"/>B <text:s text:c="11"/>A <text:s text:c="8"/>E</text:p>
      <text:p text:style-name="Preformatted_20_Text">(Doo-doo-doo-do) Wheel to the storm and fly.</text:p>
      <text:p text:style-name="Preformatted_20_Text"/>
      <text:p text:style-name="Preformatted_20_Text">E <text:s text:c="50"/>A</text:p>
      <text:p text:style-name="Preformatted_20_Text">Faring thee well now, let your life proceed by it's own design.</text:p>
      <text:p text:style-name="Preformatted_20_Text"><text:s text:c="11"/>E <text:s text:c="38"/>A</text:p>
      <text:p text:style-name="P3">Nothing to tell now, <text:s/>let the words be yours, I am done with m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5T12:35:52</meta:creation-date>
    <meta:document-statistic meta:table-count="0" meta:image-count="0" meta:object-count="0" meta:page-count="1" meta:paragraph-count="49" meta:word-count="262" meta:character-count="2236" meta:non-whitespace-character-count="1534"/>
    <dc:date>2012-01-15T12:36:45</dc:date>
    <meta:editing-duration>PT53S</meta:editing-duration>
    <meta:editing-cycles>1</meta:editing-cycles>
    <meta:generator>LibreOffice/3.4$Unix LibreOffice_project/340m1$Build-302</meta:generator>
  </office:meta>
</office:document-meta>
</file>